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8967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cm" style:rel-column-width="3451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olibri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8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9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25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P26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7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8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29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30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1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33" style:family="paragraph" style:parent-style-name="Header">
      <style:text-properties officeooo:paragraph-rsid="00130f00"/>
    </style:style>
    <style:style style:name="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P39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P43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49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50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51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2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3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4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5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6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7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8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59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0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1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4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5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6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2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73" style:family="paragraph" style:parent-style-name="Table_20_Contents">
      <style:paragraph-properties fo:text-align="center" style:justify-single-word="fals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Calibri" fo:font-size="8pt" fo:font-weight="normal" style:font-size-asian="8pt" style:font-weight-asian="normal" style:font-size-complex="8pt" style:font-weight-complex="normal"/>
    </style:style>
    <style:style style:name="P7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8pt" fo:font-weight="normal" officeooo:paragraph-rsid="00277ea5" style:font-size-asian="8pt" style:font-weight-asian="normal" style:font-size-complex="8pt" style:font-weight-complex="normal"/>
    </style:style>
    <style:style style:name="P76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officeooo:rsid="00404860"/>
    </style:style>
    <style:style style:name="T5" style:family="text">
      <style:text-properties style:font-name="Calibri"/>
    </style:style>
    <style:style style:name="T6" style:family="text">
      <style:text-properties style:font-name="Calibri" fo:font-size="5pt" style:font-size-asian="5pt" style:font-size-complex="5pt"/>
    </style:style>
    <style:style style:name="T7" style:family="text">
      <style:text-properties style:font-name="Calibri" fo:font-size="5pt" officeooo:rsid="003c49d0" style:font-size-asian="5pt" style:font-size-complex="5pt"/>
    </style:style>
    <style:style style:name="T8" style:family="text">
      <style:text-properties style:font-name="Calibri" officeooo:rsid="0044e5cb"/>
    </style:style>
    <style:style style:name="T9" style:family="text">
      <style:text-properties style:font-name="Calibri" fo:font-size="4pt" officeooo:rsid="0044e5cb" style:font-size-asian="4pt" style:font-size-complex="4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officeooo:rsid="0032ee30"/>
    </style:style>
    <style:style style:name="T13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T14" style:family="text">
      <style:text-properties style:font-name="Helvetica" fo:font-size="6pt" style:font-size-asian="6pt" style:font-size-complex="6pt"/>
    </style:style>
    <style:style style:name="T15" style:family="text">
      <style:text-properties officeooo:rsid="0023c3b9"/>
    </style:style>
    <style:style style:name="T16" style:family="text">
      <style:text-properties fo:color="#333333" style:font-name="Helvetica" fo:font-size="4pt" officeooo:rsid="001f3b19" style:font-size-asian="4pt" style:font-size-complex="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6">COD. ARTICOLO</text:p>
          </table:table-cell>
          <table:table-cell table:style-name="Tabella4.A1" office:value-type="string">
            <text:p text:style-name="P17">DESCRIZIONE ARTICOLO</text:p>
          </table:table-cell>
          <table:table-cell table:style-name="Tabella4.A1" office:value-type="string">
            <text:p text:style-name="P18">U.M.<text:span text:style-name="T15"> <text:s text:c="9"/></text:span></text:p>
          </table:table-cell>
          <table:table-cell table:style-name="Tabella4.A1" office:value-type="string">
            <text:p text:style-name="P18">QUANTITA' <text:s text:c="17"/></text:p>
          </table:table-cell>
          <table:table-cell table:style-name="Tabella4.A1" office:value-type="string">
            <text:p text:style-name="P18">PREZZO <text:s text:c="21"/></text:p>
          </table:table-cell>
          <table:table-cell table:style-name="Tabella4.A1" office:value-type="string">
            <text:p text:style-name="P19">SC. %</text:p>
          </table:table-cell>
          <table:table-cell table:style-name="Tabella4.A1" office:value-type="string">
            <text:p text:style-name="P19">IMPORTO</text:p>
          </table:table-cell>
          <table:table-cell table:style-name="Tabella4.H1" office:value-type="string">
            <text:p text:style-name="P19">IVA</text:p>
          </table:table-cell>
        </table:table-row>
        <table:table-row>
          <table:table-cell table:style-name="Tabella4.A2" table:number-columns-spanned="8" office:value-type="string">
            <text:p text:style-name="P6"><text:placeholder text:placeholder-type="text">&lt;for each="line in o.ddt_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75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4"><text:placeholder text:placeholder-type="text">&lt;line.product_id.name or ''&gt;</text:placeholder></text:p>
          </table:table-cell>
          <table:table-cell table:style-name="Tabella4.A3" office:value-type="string">
            <text:p text:style-name="P73"><text:placeholder text:placeholder-type="text">&lt;line.product_uom.name or ''&gt;</text:placeholder></text:p>
          </table:table-cell>
          <table:table-cell table:style-name="Tabella4.A3" office:value-type="string">
            <text:p text:style-name="P76"><text:placeholder text:placeholder-type="text">&lt;formatLang(line.product_uom_qty,digits=0)&gt;</text:placeholder></text:p>
          </table:table-cell>
          <table:table-cell table:style-name="Tabella4.A3" office:value-type="string">
            <text:p text:style-name="P66"/>
          </table:table-cell>
          <table:table-cell table:style-name="Tabella4.A3" office:value-type="string">
            <text:p text:style-name="P15"/>
          </table:table-cell>
          <table:table-cell table:style-name="Tabella4.A3" office:value-type="string">
            <text:p text:style-name="P66"/>
          </table:table-cell>
          <table:table-cell table:style-name="Tabella4.A2" office:value-type="string">
            <text:p text:style-name="P65"/>
          </table:table-cell>
        </table:table-row>
        <table:table-row>
          <table:table-cell table:style-name="Tabella4.A2" table:number-columns-spanned="8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 style:master-page-name="">
      <style:table-properties style:width="19.001cm" style:page-number="auto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MP8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9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0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MP11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3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4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5" style:family="paragraph" style:parent-style-name="Header">
      <style:text-properties officeooo:paragraph-rsid="00130f00"/>
    </style:style>
    <style:style style:name="MP36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0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1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2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3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4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6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7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8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2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3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6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7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9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1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MP6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officeooo:rsid="00404860"/>
    </style:style>
    <style:style style:name="MT5" style:family="text">
      <style:text-properties style:font-name="Calibri" fo:font-size="5pt" style:font-size-asian="5pt" style:font-size-complex="5pt"/>
    </style:style>
    <style:style style:name="MT6" style:family="text">
      <style:text-properties style:font-name="Calibri" fo:font-size="5pt" officeooo:rsid="003c49d0" style:font-size-asian="5pt" style:font-size-complex="5pt"/>
    </style:style>
    <style:style style:name="MT7" style:family="text">
      <style:text-properties fo:font-size="5pt" style:font-size-asian="5pt" style:font-size-complex="5pt"/>
    </style:style>
    <style:style style:name="MT8" style:family="text">
      <style:text-properties fo:font-size="4pt" style:font-size-asian="4pt" style:font-size-complex="4pt"/>
    </style:style>
    <style:style style:name="MT9" style:family="text">
      <style:text-properties style:font-name="Calibri"/>
    </style:style>
    <style:style style:name="MT10" style:family="text">
      <style:text-properties style:font-name="Calibri" officeooo:rsid="0044e5cb"/>
    </style:style>
    <style:style style:name="MT11" style:family="text">
      <style:text-properties style:font-name="Calibri" fo:font-size="4pt" officeooo:rsid="0044e5cb" style:font-size-asian="4pt" style:font-size-complex="4pt"/>
    </style:style>
    <style:style style:name="MT12" style:family="text">
      <style:text-properties officeooo:rsid="0032ee30"/>
    </style:style>
    <style:style style:name="MT13" style:family="text">
      <style:text-properties fo:color="#333333" style:font-name="Helvetica" fo:font-size="4pt" officeooo:rsid="001f3b19" style:font-size-asian="4pt" style:font-size-complex="4pt"/>
    </style:style>
    <style:style style:name="M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MT15" style:family="text">
      <style:text-properties style:font-name="Helvetica" fo:font-size="6pt" style:font-size-asian="6pt" style:font-size-complex="6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0"><draw:image xlink:href="Pictures/10000000000000AE0000006658345432AAD56FE9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7">Sinfocom s.r.l.</text:p>
              <text:p text:style-name="MP8">Via Giuseppe Lunghi, 89 - 06135 – Perugia</text:p>
              <text:p text:style-name="MP8">Tel +390757750400 - Fax +390757823961</text:p>
              <text:p text:style-name="MP9"><text:span text:style-name="MT2">Codice Fiscale e </text:span>P<text:span text:style-name="MT2">artita </text:span>Iva 03462100540</text:p>
              <text:p text:style-name="MP10">Registro Imprese <text:span text:style-name="MT3">di Perugia N° 03462100540 </text:span></text:p>
              <text:p text:style-name="MP10"><text:span text:style-name="MT3">REA </text:span>N° PG-290910</text:p>
              <text:p text:style-name="MP11">C.<text:span text:style-name="MT4">S.</text:span> € <text:span text:style-name="MT4">1</text:span>0.000,00</text:p>
              <text:p text:style-name="MP12"><text:a xlink:type="simple" xlink:href="http://www.sinfocom.it/" text:style-name="Internet_20_link" text:visited-style-name="Visited_20_Internet_20_Link"><text:span text:style-name="MT5">http://www.sinfocom.it</text:span></text:a><text:span text:style-name="MT5"> - </text:span><text:span text:style-name="MT6">e</text:span><text:span text:style-name="MT5">mail </text:span><text:a xlink:type="simple" xlink:href="mailto:info@sinfocom.it" text:style-name="Internet_20_link" text:visited-style-name="Visited_20_Internet_20_Link"><text:span text:style-name="MT5">info@sinfocom.it</text:span></text:a></text:p>
              <text:p text:style-name="MP13"><text:span text:style-name="MT7">Pec </text:span><text:a xlink:type="simple" xlink:href="mailto:sinfocom@legalmail.it" text:style-name="Internet_20_link" text:visited-style-name="Visited_20_Internet_20_Link"><text:span text:style-name="MT7">sinfocom@legalmail.it</text:span></text:a></text:p>
              <text:p text:style-name="MP9"/>
              <text:p text:style-name="MP13"/>
              <text:p text:style-name="MP14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5">DESTINAZIONE SE DIVERSA</text:p>
              <text:p text:style-name="MP16"><text:span text:style-name="MT8"><text:placeholder text:placeholder-type="text">&lt;choose&gt;</text:placeholder></text:span><text:span text:style-name="MT8"><text:placeholder text:placeholder-type="text">&lt;when test="o.delivery_address_id"&gt;</text:placeholder></text:span><text:span text:style-name="MT9"><text:placeholder text:placeholder-type="text">&lt;o.delivery_address_id.street or ''&gt;</text:placeholder></text:span><text:span text:style-name="MT9"> </text:span><text:span text:style-name="MT9"><text:placeholder text:placeholder-type="text">&lt;o.delivery_address_id.street2 or ''&gt;</text:placeholder></text:span><text:span text:style-name="MT9"> </text:span><text:span text:style-name="MT9"><text:placeholder text:placeholder-type="text">&lt;o.delivery_address_id.zip or ''&gt;</text:placeholder></text:span><text:span text:style-name="MT9"> </text:span><text:span text:style-name="MT9"><text:placeholder text:placeholder-type="text">&lt;o.delivery_address_id.city or ''&gt;</text:placeholder></text:span><text:span text:style-name="MT8"><text:placeholder text:placeholder-type="text">&lt;/when&gt;</text:placeholder></text:span><text:span text:style-name="MT8"><text:placeholder text:placeholder-type="text">&lt;otherwise&gt;</text:placeholder></text:span><text:span text:style-name="MT10">Idem</text:span><text:span text:style-name="MT11"><text:placeholder text:placeholder-type="text">&lt;/otherwise&gt;</text:placeholder></text:span><text:span text:style-name="MT11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7">PARTITA IVA e/o CODICE FISCALE</text:p>
              <text:p text:style-name="MP18"><text:placeholder text:placeholder-type="text">&lt;o.partner_id.vat or ''&gt;</text:placeholder></text:p>
            </table:table-cell>
            <table:table-cell table:style-name="Tabella3.A2" office:value-type="string">
              <text:p text:style-name="MP17">CODICE CLIENTE</text:p>
              <text:p text:style-name="MP19"><text:placeholder text:placeholder-type="text">&lt;o.partner_id.id or ''&gt;</text:placeholder></text:p>
            </table:table-cell>
            <table:table-cell table:style-name="Tabella3.A2" office:value-type="string">
              <text:p text:style-name="MP17">AGENTE</text:p>
              <text:p text:style-name="MP20"/>
            </table:table-cell>
            <table:table-cell table:style-name="Tabella3.D2" table:number-columns-spanned="2" office:value-type="string">
              <text:p text:style-name="MP21">TIPO DOCUMENTO</text:p>
              <text:p text:style-name="MP22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3">CODICE PAGAMENTO</text:p>
              <text:p text:style-name="MP24"/>
            </table:table-cell>
            <table:covered-table-cell/>
            <table:table-cell table:style-name="Tabella3.A2" office:value-type="string">
              <text:p text:style-name="MP25">PAG</text:p>
              <text:p text:style-name="MP26"><text:page-number text:select-page="current">1</text:page-number>/<text:page-count>1</text:page-count> </text:p>
            </table:table-cell>
            <table:table-cell table:style-name="Tabella3.A2" office:value-type="string">
              <text:p text:style-name="MP27">N° DOCUMENTO</text:p>
              <text:p text:style-name="MP28"><text:placeholder text:placeholder-type="text">&lt;o.name or ''&gt;</text:placeholder></text:p>
            </table:table-cell>
            <table:table-cell table:style-name="Tabella3.D2" office:value-type="string">
              <text:p text:style-name="MP27">DATA DOCUMENTO</text:p>
              <text:p text:style-name="MP29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0">BANCA APPOGGIO</text:p>
              <text:p text:style-name="MP31"/>
            </table:table-cell>
            <table:covered-table-cell/>
            <table:table-cell table:style-name="Tabella3.D2" table:number-columns-spanned="3" office:value-type="string">
              <text:p text:style-name="MP32">IBAN</text:p>
              <text:p text:style-name="MP33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5">SCADENZE</text:p>
              <text:p text:style-name="MP34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5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6">ANNOTAZIONI</text:p>
              <text:p text:style-name="MP37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8">IMPONIBILE</text:p>
            </table:table-cell>
            <table:table-cell table:style-name="Tabella5.A1" office:value-type="string">
              <text:p text:style-name="MP38">IVA</text:p>
            </table:table-cell>
            <table:table-cell table:style-name="Tabella5.I1" office:value-type="string">
              <text:p text:style-name="MP39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0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1"/>
            </table:table-cell>
            <table:table-cell table:style-name="Tabella5.G3" table:number-rows-spanned="2" office:value-type="string">
              <text:p text:style-name="MP42"/>
            </table:table-cell>
            <table:table-cell table:style-name="Tabella5.G2" table:number-rows-spanned="2" office:value-type="string">
              <text:p text:style-name="MP43"/>
            </table:table-cell>
          </table:table-row>
          <table:table-row>
            <table:table-cell table:style-name="Tabella5.G3" table:number-rows-spanned="2" office:value-type="string">
              <text:p text:style-name="MP44">CAUSALE</text:p>
              <text:p text:style-name="MP45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6">% <text:span text:style-name="MT12">SC.</text:span></text:p>
            </table:table-cell>
            <table:table-cell table:style-name="Tabella5.G3" table:number-rows-spanned="2" office:value-type="string">
              <text:p text:style-name="MP44">IMPORTO SCONTO</text:p>
            </table:table-cell>
            <table:table-cell table:style-name="Tabella5.G3" table:number-rows-spanned="2" office:value-type="string">
              <text:p text:style-name="MP44">TOTALE MERCE</text:p>
            </table:table-cell>
            <table:table-cell table:style-name="Tabella5.G3" table:number-rows-spanned="2" table:number-columns-spanned="2" office:value-type="string">
              <text:p text:style-name="MP4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8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4">ASPETTO DEI BENI</text:p>
              <text:p text:style-name="MP49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4">N. COLLI</text:p>
              <text:p text:style-name="MP50"><text:placeholder text:placeholder-type="text">&lt;o.parcels or ''&gt;</text:placeholder></text:p>
            </table:table-cell>
            <table:table-cell table:style-name="Tabella5.G3" office:value-type="string">
              <text:p text:style-name="MP44">PORTO</text:p>
              <text:p text:style-name="MP50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47">RIMBORSI</text:p>
              <text:p text:style-name="MP51"/>
            </table:table-cell>
            <table:covered-table-cell/>
            <table:table-cell table:style-name="Tabella5.G3" office:value-type="string">
              <text:p text:style-name="MP52">TOTALE IMPONIBILE</text:p>
              <text:p text:style-name="MP53"/>
            </table:table-cell>
            <table:table-cell table:style-name="Tabella5.G2" table:number-columns-spanned="2" office:value-type="string">
              <text:p text:style-name="MP54">TOTALE IVA</text:p>
              <text:p text:style-name="MP55"/>
            </table:table-cell>
            <table:covered-table-cell/>
          </table:table-row>
          <table:table-row>
            <table:table-cell table:style-name="Tabella5.A1" office:value-type="string">
              <text:p text:style-name="MP54">TRASPORTO CURA DEL</text:p>
              <text:p text:style-name="MP56"><text:s/></text:p>
            </table:table-cell>
            <table:table-cell table:style-name="Tabella5.A1" table:number-columns-spanned="2" office:value-type="string">
              <text:p text:style-name="MP54">INIZIO TRASPORTO</text:p>
              <text:p text:style-name="MP56"/>
            </table:table-cell>
            <table:covered-table-cell/>
            <table:table-cell table:style-name="Tabella5.A1" table:number-columns-spanned="2" office:value-type="string">
              <text:p text:style-name="MP57">FIRMA DEL CONDUCENTE</text:p>
              <text:p text:style-name="MP58"/>
            </table:table-cell>
            <table:covered-table-cell/>
            <table:table-cell table:style-name="Tabella5.A1" table:number-columns-spanned="2" office:value-type="string">
              <text:p text:style-name="MP59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4">TOTALE DOCUMENTO</text:p>
              <text:p text:style-name="MP54"/>
              <text:p text:style-name="MP60"><text:s/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4">VETTORI, RAGIONE SOCIALE E INDIRIZZO</text:p>
              <text:p text:style-name="MP61"><text:span text:style-name="MT13"><text:placeholder text:placeholder-type="text">&lt;if test="o.carrier_id"&gt;</text:placeholder></text:span><text:span text:style-name="MT14"><text:placeholder text:placeholder-type="text">&lt;o.carrier_id and o.carrier_id.name or ''&gt;</text:placeholder></text:span><text:span text:style-name="MT14"> - </text:span><text:span text:style-name="MT15"><text:placeholder text:placeholder-type="text">&lt;o.carrier_id and o.carrier_id.partner_id or ''&gt;</text:placeholder></text:span><text:span text:style-name="MT15"> - </text:span><text:span text:style-name="MT15"><text:placeholder text:placeholder-type="text">&lt;o.carrier_id and o.carrier_id.partner_id.address.street or ''&gt;</text:placeholder></text:span><text:span text:style-name="MT15"> - </text:span><text:span text:style-name="MT15"><text:placeholder text:placeholder-type="text">&lt;o.carrier_id and o.carrier_id.partner_id.address.zip or ''&gt;</text:placeholder></text:span><text:span text:style-name="MT15"> - </text:span><text:span text:style-name="MT15"><text:placeholder text:placeholder-type="text">&lt;o.carrier_id and o.carrier_id.partner_id.address.city or ''&gt;</text:placeholder></text:span><text:span text:style-name="MT13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4">FIRMA DEL VETTORE</text:p>
              <text:p text:style-name="MP56"/>
            </table:table-cell>
            <table:covered-table-cell/>
            <table:table-cell table:style-name="Tabella5.G3" table:number-columns-spanned="2" office:value-type="string">
              <text:p text:style-name="MP57">DATA E ORA RITIRO</text:p>
              <text:p text:style-name="MP62"><text:placeholder text:placeholder-type="text">&lt;o.delivery_date and (o.delivery_date[10:]) or ''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3">I Vs. dati anagrafici sono da noi considerati esatti sotto la Vs. responsabilità, salvo diversa comunicazione, come previsto dall'art. 41 DPR 26/10/72 n° 633.</text:p>
              <text:p text:style-name="MP63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4T18:38:45.366000000</dc:date>
    <meta:print-date>2015-11-01T17:36:21.213000000</meta:print-date>
    <meta:editing-cycles>31</meta:editing-cycles>
    <meta:editing-duration>PT4H53M52S</meta:editing-duration>
    <meta:document-statistic meta:table-count="5" meta:image-count="1" meta:object-count="0" meta:page-count="1" meta:paragraph-count="81" meta:word-count="287" meta:character-count="2522" meta:non-whitespace-character-count="2258"/>
    <meta:template xlink:type="simple" xlink:actuate="onRequest" xlink:title="" xlink:href="../Carta%20Intestata%20Sinfocom%20Versione%202.odt/Normal"/>
  </office:meta>
</office:document-meta>
</file>